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1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75" table:formula="of:=[.A9]*([.D9]+50*[.C9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table:style-name="ce9"/>
          <table:table-cell office:value-type="currency" office:value="100" table:formula="of:=[.A10]*([.D10]+50*[.C10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400" table:formula="of:=[.A11]*([.D11]+50*[.C11])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375" table:formula="of:=[.A12]*([.D12]+25*[.C12])" table:style-name="ce10">
            <text:p>CHF 3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2" table:style-name="ce9">
            <text:p>42</text:p>
          </table:table-cell>
          <table:table-cell office:value-type="currency" office:value="420" table:formula="of:=[.A13]*[.D13]" table:style-name="ce10">
            <text:p>CHF 4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0" table:style-name="ce9">
            <text:p>90</text:p>
          </table:table-cell>
          <table:table-cell office:value-type="currency" office:value="1800" table:formula="of:=[.A14]*[.D14]" table:style-name="ce10">
            <text:p>CHF 1 8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500" table:formula="of:=[.A15]*[.D15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0" table:formula="of:=[.A16]*[.D16]" table:style-name="ce10">
            <text:p>CHF 1 0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0" table:formula="of:=[.A17]*[.D17]" table:style-name="ce10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870" table:formula="of:=SUM([.E6:.E18])" table:number-columns-spanned="2" table:number-rows-spanned="1" table:style-name="ce12">
            <text:p>CHF 4 87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15T09:38:52Z</dc:date>
    <meta:editing-cycles>13</meta:editing-cycles>
    <meta:editing-duration>PT18807S</meta:editing-duration>
  </office:meta>
</office:document-meta>
</file>